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33.35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90" style:vertical-align="middle"/>
      <style:paragraph-properties fo:text-align="center" css3t:text-justify="auto" fo:margin-left="0pt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Electronic Componen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Folder Loc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1">
            <text:p>Circuit Board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ireless Hi Sensitivity Receiver Module (RF ASK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lder_000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ngular-Rate Sensor</text:p>
          </table:table-cell>
          <table:table-cell office:value-type="string" calcext:value-type="string">
            <text:p>DC-SS010 (XV-3500C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der_000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-Axis Acceleration Sensor Board</text:p>
          </table:table-cell>
          <table:table-cell office:value-type="string" calcext:value-type="string">
            <text:p>DC-SS009 (MMA7260Q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der_000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"/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7:55:10.410235058</meta:creation-date>
    <dc:date>2020-03-28T18:57:17.255240060</dc:date>
    <meta:editing-duration>PT41M50S</meta:editing-duration>
    <meta:editing-cycles>3</meta:editing-cycles>
    <meta:generator>LibreOffice/5.2.7.2$Linux_X86_64 LibreOffice_project/20m0$Build-2</meta:generator>
    <meta:document-statistic meta:table-count="1" meta:cell-count="28" meta:object-count="0"/>
  </office:meta>
</office:document-meta>
</file>